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52b48" officeooo:paragraph-rsid="00052b48" style:font-size-asian="12pt" style:font-size-complex="12pt"/>
    </style:style>
    <style:style style:name="P4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4c59c" style:font-size-asian="12pt" style:font-size-complex="12pt"/>
    </style:style>
    <style:style style:name="T1" style:family="text">
      <style:text-properties officeooo:rsid="00047984"/>
    </style:style>
    <style:style style:name="T2" style:family="text">
      <style:text-properties officeooo:rsid="0004be05"/>
    </style:style>
    <style:style style:name="T3" style:family="text">
      <style:text-properties officeooo:rsid="00059e44"/>
    </style:style>
    <style:style style:name="T4" style:family="text">
      <style:text-properties officeooo:rsid="00060319"/>
    </style:style>
    <style:style style:name="T5" style:family="text">
      <style:text-properties officeooo:rsid="0006824e"/>
    </style:style>
    <style:style style:name="T6" style:family="text">
      <style:text-properties officeooo:rsid="0004c59c"/>
    </style:style>
    <style:style style:name="T7" style:family="text">
      <style:text-properties officeooo:rsid="000710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6">Dificuldades identificadas depois do questionário, aplicado na TI e CRS. </text:span></text:p>
      <text:p text:style-name="P1"/>
      <text:list xml:id="list6447168573577456908" text:style-name="L1">
        <text:list-item>
          <text:p text:style-name="P4"><text:span text:style-name="T2">Contato só existe quando abrem-se chamados</text:span></text:p>
        </text:list-item>
        <text:list-item>
          <text:p text:style-name="P4"><text:span text:style-name="T1">Ops desconhece metodologias e ferramentas q o Dev utiliza</text:span></text:p>
        </text:list-item>
        <text:list-item>
          <text:p text:style-name="P4"><text:span text:style-name="T1">Dev desconhece também o papel do Ops</text:span></text:p>
        </text:list-item>
        <text:list-item>
          <text:p text:style-name="P4"><text:span text:style-name="T2">Os dois fatores acima causam as diferenças nos ambientes</text:span></text:p>
        </text:list-item>
        <text:list-item>
          <text:p text:style-name="P4"><text:span text:style-name="T2">Em poucos casos o Dev e Ops decidem os projetos juntos</text:span></text:p>
        </text:list-item>
        <text:list-item>
          <text:p text:style-name="P4"><text:span text:style-name="T2">Monitoramento da aplicação não é tão explorado </text:span></text:p>
        </text:list-item>
      </text:list>
      <text:p text:style-name="P1"/>
      <text:p text:style-name="P1"/>
      <text:p text:style-name="P3">Sequencia de etapas <text:span text:style-name="T4">a serem descritas</text:span> <text:span text:style-name="T7">no projeto</text:span>:</text:p>
      <text:p text:style-name="P3"/>
      <text:p text:style-name="P3">Elaboração do questionário sobre DevOps para aplicar no CRS e TI da uno e também para empresas de desenvolvimento da região.</text:p>
      <text:p text:style-name="P3"/>
      <text:p text:style-name="P3">Levantamentos das dificuldades existentes entre a TI da Uno e o CRS.</text:p>
      <text:p text:style-name="P3"/>
      <text:p text:style-name="P3">Levantamento dos dados do questionário das empresas</text:p>
      <text:p text:style-name="P3"/>
      <text:p text:style-name="P3">Escolha, teste e aplicação de uma ferramenta de monitoramento para a equipes de desenvolvimento</text:p>
      <text:p text:style-name="P3"/>
      <text:p text:style-name="P3">Identificação das diferenças entre os ambientes, para depois escolher uma ferramentas (docke<text:span text:style-name="T5">r)</text:span></text:p>
      <text:p text:style-name="P3"><text:s/></text:p>
      <text:p text:style-name="P3">Deixar Devs com entendimento sobre como funciona o Ops e vice-versa, apresentando a Proposta do DevOps <text:span text:style-name="T3">e seus conceitos.</text:span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3:00:10.474148019</dc:date>
    <meta:editing-duration>PT26M29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1" meta:paragraph-count="15" meta:word-count="158" meta:character-count="974" meta:non-whitespace-character-count="832"/>
  </office:meta>
</office:document-meta>
</file>